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21200004EA500003447CDE6E47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semble as close as possible Cisco's IOS CLI.</text:p>
      <text:p text:style-name="Text_20_body">Full 802.1q support is implemented, including a VLAN database, port trunks and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late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is expected, which should include such features). Similar to the IOS, VLAN‑specific virtual interfaces can be di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could easily state that LiSA is useless, becaus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To the bridge, the virtual interface is just another port. To the host, the virtual interface acts like a physical interface connected to one of the switch's ports.</text:p>
      <text:p text:style-name="P2"><text:span text:style-name="T2">The </text:span><text:span text:style-name="T1">8021q</text:span><text:span text:style-name="T2">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ear to be untagged on the virtual interfaces.</text:span></text:p>
      <text:h text:style-name="Heading_20_2" text:outline-level="2">Port Trunk with Bridge + 8021q Example</text:h>
      <text:p text:style-name="Text_20_body">As we stated earlier, similar functionality can be achieved with two existing kernel modules, if they are cleverly used together. Here's a short, eloquent example:</text:p>
      <text:p text:style-name="P2">Suppose we had a machine with 4 network interfaces, and we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5">One virtual interface is necessary for each VLAN in each trunk mode port. If all 4094 VLANs must be switched between two trunk ports, a total of 8188 virtual interfaces are needed for VLAN support only.</text:p>
        </text:list-item>
        <text:list-item>
          <text:p text:style-name="P5">When a packet is flooded / multicast and both trunk mode and access mode ports are involved, the same tagging / untagging operations take time several times. This also implies additional overhead with socket buffer operations.</text:p>
        </text:list-item>
      </text:list>
      <text:p text:style-name="Text_20_body">LiSA uses its own kernel module to accomplish these tasks. Since it was meant for an inteligent Layer 2 switch as a whole right from the beginning, several optimizations have been made to mitigate these drawbacks:</text:p>
      <text:list text:style-name="L4">
        <text:list-item>
          <text:p text:style-name="P6">LiSA needs no virtual interfaces at all to handle per‑VLAN packet switching.</text:p>
        </text:list-item>
        <text:list-item>
          <text:p text:style-name="P6">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7">Right from the beginning, LiSA was designed having dedicated systems in mind. Ideally, embedded systems should be used, but this does not mean it cannot run on standard PC architectures. Because of the dedicated systems idea, several flavors of CLI were designed:</text:p>
      <text:p text:style-name="Text_20_body"><draw:frame draw:style-name="fr1" draw:name="graphics1" text:anchor-type="paragraph" svg:width="3.4626in" style:rel-width="50%" svg:height="2.3in" style:rel-height="scale" draw:z-index="0"><draw:image xlink:href="Pictures/2000021200004EA500003447CDE6E471.svm" xlink:type="simple" xlink:show="embed" xlink:actuate="onLoad"/></draw:frame>The <text:span text:style-name="T1">swcon</text:span><text:span text:style-name="T2"> binary is mean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2">Because all binaries must provide the same functionality once authentication is completed, all CLI functionality is actually implemented in a common library (object) rather than the binaries themselves.</text:p>
      <text:p text:style-name="P2"><text:span text:style-name="T2">Because several management sessions (CLI instances) can run simultaneously, configuration must be shared between them. All switching control and configuration data is kept in kernel space, and thus it's shared by default. However, several pieces of information (such as the user and enable passwords) are not fitted to be stored in kernel space. Instead, IPC mechanisms are used to serve this purpose. A</text:span><text:span text:style-name="T2"> shared memory segment is used to store shared information in userspace. </text:span><text:span text:style-name="T2">Additionaly, a semaphore ensures consistent access to the shared memory segment.</text:span></text:p>
      <text:h text:style-name="Heading_20_1" text:outline-level="1">Kernel Space Architecture</text:h>
      <text:h text:style-name="Heading_20_2" text:outline-level="2">Minimum Data Copy Optimization</text:h>
      <text:h text:style-name="Heading_20_2" text:outline-level="2">Packet "Post‑Processing"</text:h>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late 2.4 kernels and is the preferred (and standard) framework for 2.6 kernels, because of its great features. The two frameworks are different only in the RX (and not the TX) part.</text:p>
      <text:p text:style-name="Text_20_body">I'll briefly explain the NAPI RX framework<text:note text:id="ftn1" text:note-class="footnote"><text:note-citation>1</text:note-citation><text:note-body><text:p text:style-name="Footnote">Detailed descriptions of both SoftNET and NAPI can be found in the full LiSA paper available on http://lisa.ines.ro/.</text:p></text:note-body></text:note>, using the (simple) 8139too driver as an example.</text:p>
      <text:h text:style-name="Heading_20_2" text:outline-level="2">Generic and Protocol‑Specific Handlers</text:h>
      <text:h text:style-name="Heading_20_2" text:outline-level="2">Packet "Post-Processing"</text:h>
      <text:h text:style-name="Heading_20_1" text:outline-level="1">Perform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5-12-18T00:43:55</dc:date>
    <dc:language>en-US</dc:language>
    <meta:editing-cycles>13</meta:editing-cycles>
    <meta:editing-duration>PT15H58M43S</meta:editing-duration>
    <meta:user-defined meta:name="Info 1"/>
    <meta:user-defined meta:name="Info 2"/>
    <meta:user-defined meta:name="Info 3"/>
    <meta:user-defined meta:name="Info 4"/>
    <meta:document-statistic meta:table-count="0" meta:image-count="1" meta:object-count="0" meta:page-count="5" meta:paragraph-count="71" meta:word-count="1474" meta:character-count="9098"/>
  </office:meta>
</office:document-meta>
</file>